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35000001D926C288AD95DCD2A9.png" manifest:media-type="image/png"/>
  <manifest:file-entry manifest:full-path="Pictures/100000000000000800000008D08546357274616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aa520" draw:textarea-horizontal-align="justify" draw:textarea-vertical-align="middle" draw:auto-grow-height="false" fo:min-height="6.423cm" fo:min-width="12.861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0.106cm" fo:min-width="0cm"/>
    </style:style>
    <style:style style:name="gr3" style:family="graphic" style:parent-style-name="objectwithoutfill">
      <style:graphic-properties svg:stroke-width="0.152cm" svg:stroke-color="#0000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356cm" svg:stroke-color="#000000" draw:marker-start-width="0.737cm" draw:marker-end-width="0.737cm" draw:fill="none" draw:textarea-vertical-align="middle" fo:padding-top="0.303cm" fo:padding-bottom="0.303cm" fo:padding-left="0.428cm" fo:padding-right="0.428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0.248cm" fo:min-width="0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stroke="none" draw:fill-color="#daa520" draw:opacity="100%" draw:textarea-horizontal-align="justify" draw:textarea-vertical-align="middle" draw:auto-grow-height="false" fo:min-height="2.096cm" fo:min-width="1.846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.121cm" fo:min-width="0.056cm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.121cm" fo:min-width="0.064cm"/>
    </style:style>
    <style:style style:name="gr12" style:family="graphic" style:parent-style-name="standard">
      <style:graphic-properties svg:stroke-width="0.051cm" svg:stroke-color="#000000" draw:marker-start-width="0.279cm" draw:marker-end-width="0.279cm" draw:fill="solid" draw:fill-color="#cd853f" draw:textarea-horizontal-align="justify" draw:textarea-vertical-align="middle" draw:auto-grow-height="false" fo:min-height="1.141cm" fo:min-width="0.891cm" fo:padding-top="0.15cm" fo:padding-bottom="0.15cm" fo:padding-left="0.275cm" fo:padding-right="0.275cm" draw:shadow="hidden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498cm" fo:min-width="0.248cm"/>
    </style:style>
    <style:style style:name="gr14" style:family="graphic" style:parent-style-name="standard">
      <style:graphic-properties svg:stroke-width="0.102cm" svg:stroke-color="#000000" draw:marker-start-width="0.356cm" draw:marker-end-width="0.356cm" draw:fill="solid" draw:fill-color="#c0c0c0" draw:textarea-horizontal-align="justify" draw:textarea-vertical-align="middle" draw:auto-grow-height="false" fo:min-height="0.312cm" fo:min-width="0cm" fo:padding-top="0.176cm" fo:padding-bottom="0.176cm" fo:padding-left="0.301cm" fo:padding-right="0.301cm" draw:shadow="hidden"/>
    </style:style>
    <style:style style:name="gr15" style:family="graphic" style:parent-style-name="standard">
      <style:graphic-properties draw:stroke="none" draw:fill-color="#000000" draw:textarea-horizontal-align="justify" draw:textarea-vertical-align="middle" draw:auto-grow-height="false" fo:min-height="0.072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solid" svg:stroke-width="0.051cm" svg:stroke-color="#000000" draw:marker-start-width="0.356cm" draw:marker-end-width="0.356cm" draw:fill="solid" draw:fill-color="#cd853f" draw:textarea-horizontal-align="justify" draw:textarea-vertical-align="middle" draw:auto-grow-height="false" fo:min-height="0.194cm" fo:min-width="1.643cm" fo:padding-top="0.175cm" fo:padding-bottom="0.175cm" fo:padding-left="0.3cm" fo:padding-right="0.3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9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-color="#808080" draw:textarea-horizontal-align="justify" draw:textarea-vertical-align="middle" draw:auto-grow-height="false" fo:min-height="2.014cm" fo:min-width="0cm" draw:shadow="hidden"/>
    </style:style>
    <style:style style:name="gr21" style:family="graphic" style:parent-style-name="standard">
      <style:graphic-properties svg:stroke-width="0.053cm" svg:stroke-color="#000000" draw:marker-start-width="0.279cm" draw:marker-end-width="0.279cm" draw:fill="bitmap" draw:fill-image-name="_31_0_20_Percent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bitmap" draw:fill-image-name="_31_0_20_Percent" draw:textarea-horizontal-align="justify" draw:textarea-vertical-align="middle" draw:auto-grow-height="false" fo:min-height="0.382cm" fo:min-width="0.132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gradient" draw:fill-gradient-name="Gradient_20_3" draw:textarea-horizontal-align="justify" draw:textarea-vertical-align="middle" draw:auto-grow-height="false" fo:min-height="2.197cm" fo:min-width="2.124cm" fo:padding-top="0.151cm" fo:padding-bottom="0.151cm" fo:padding-left="0.276cm" fo:padding-right="0.276cm"/>
    </style:style>
    <style:style style:name="gr24" style:family="graphic" style:parent-style-name="standard">
      <style:graphic-properties svg:stroke-color="#000000" draw:fill="solid" draw:fill-color="#8b4513" draw:textarea-horizontal-align="justify" draw:textarea-vertical-align="middle" draw:auto-grow-height="false" fo:min-height="0.169cm" fo:min-width="7.459cm" draw:shadow="hidden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solid" draw:fill-color="#cd853f" draw:textarea-horizontal-align="justify" draw:textarea-vertical-align="middle" draw:auto-grow-height="false" fo:min-height="1.626cm" fo:min-width="1.376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solid" draw:fill-color="#daa520" draw:textarea-horizontal-align="justify" draw:textarea-vertical-align="middle" draw:auto-grow-height="false" fo:min-height="1.139cm" fo:min-width="0.889cm" fo:padding-top="0.151cm" fo:padding-bottom="0.151cm" fo:padding-left="0.276cm" fo:padding-right="0.276cm"/>
    </style:style>
    <style:style style:name="gr27" style:family="graphic" style:parent-style-name="standard">
      <style:graphic-properties draw:stroke="solid" svg:stroke-width="0.053cm" svg:stroke-color="#000000" draw:marker-start-width="0.279cm" draw:marker-end-width="0.279cm" draw:fill-color="#f4a460" draw:textarea-horizontal-align="justify" draw:textarea-vertical-align="middle" draw:auto-grow-height="false" fo:min-height="0.533cm" fo:min-width="0.283cm" fo:padding-top="0.151cm" fo:padding-bottom="0.151cm" fo:padding-left="0.276cm" fo:padding-right="0.276cm"/>
    </style:style>
    <style:style style:name="gr28" style:family="graphic" style:parent-style-name="standard">
      <style:graphic-properties draw:textarea-vertical-align="middle"/>
    </style:style>
    <style:style style:name="P1" style:family="paragraph">
      <loext:graphic-properties draw:fill-color="#daa520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daa520" draw:opacity="100%"/>
      <style:paragraph-properties fo:text-align="center"/>
    </style:style>
    <style:style style:name="P5" style:family="paragraph">
      <loext:graphic-properties draw:fill="solid" draw:fill-color="#cd853f"/>
      <style:paragraph-properties fo:text-align="center"/>
    </style:style>
    <style:style style:name="P6" style:family="paragraph">
      <loext:graphic-properties draw:fill="solid" draw:fill-color="#c0c0c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808080"/>
      <style:paragraph-properties fo:text-align="center"/>
    </style:style>
    <style:style style:name="P9" style:family="paragraph">
      <loext:graphic-properties draw:fill="bitmap" draw:fill-image-name="_31_0_20_Percent"/>
      <style:paragraph-properties fo:text-align="center"/>
    </style:style>
    <style:style style:name="P10" style:family="paragraph">
      <loext:graphic-properties draw:fill="gradient" draw:fill-gradient-name="Gradient_20_3"/>
      <style:paragraph-properties fo:text-align="center"/>
    </style:style>
    <style:style style:name="P11" style:family="paragraph">
      <loext:graphic-properties draw:fill="solid" draw:fill-color="#8b4513"/>
      <style:paragraph-properties fo:text-align="center"/>
    </style:style>
    <style:style style:name="P12" style:family="paragraph">
      <loext:graphic-properties draw:fill="solid" draw:fill-color="#daa520"/>
      <style:paragraph-properties fo:text-align="center"/>
    </style:style>
    <style:style style:name="P13" style:family="paragraph">
      <loext:graphic-properties draw:fill-color="#f4a46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4.081cm" svg:height="7.393cm" svg:x="3.228cm" svg:y="1.895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02cm" svg:height="0.502cm" svg:x="4.675cm" svg:y="5.398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2.653cm" svg:y1="4.106cm" svg:x2="11.453cm" svg:y2="4.777cm">
            <text:p/>
          </draw:line>
          <draw:line draw:style-name="gr4" draw:text-style-name="P3" draw:layer="layout" svg:x1="12.984cm" svg:y1="5.467cm" svg:x2="11.623cm" svg:y2="5.467cm">
            <text:p/>
          </draw:line>
          <draw:line draw:style-name="gr4" draw:text-style-name="P3" draw:layer="layout" svg:x1="12.681cm" svg:y1="6.884cm" svg:x2="11.453cm" svg:y2="6.166cm">
            <text:p/>
          </draw:line>
          <draw:line draw:style-name="gr4" draw:text-style-name="P3" draw:layer="layout" svg:x1="10.971cm" svg:y1="6.676cm" svg:x2="11.689cm" svg:y2="7.886cm">
            <text:p/>
          </draw:line>
          <draw:line draw:style-name="gr3" draw:text-style-name="P3" draw:layer="layout" svg:x1="10.262cm" svg:y1="6.808cm" svg:x2="10.281cm" svg:y2="8.245cm">
            <text:p/>
          </draw:line>
          <draw:line draw:style-name="gr4" draw:text-style-name="P3" draw:layer="layout" svg:x1="9.591cm" svg:y1="6.638cm" svg:x2="8.901cm" svg:y2="7.857cm">
            <text:p/>
          </draw:line>
          <draw:line draw:style-name="gr4" draw:text-style-name="P3" draw:layer="layout" svg:x1="9.09cm" svg:y1="6.156cm" svg:x2="7.862cm" svg:y2="6.884cm">
            <text:p/>
          </draw:line>
          <draw:line draw:style-name="gr4" draw:text-style-name="P3" draw:layer="layout" svg:x1="7.503cm" svg:y1="5.467cm" svg:x2="8.892cm" svg:y2="5.457cm">
            <text:p/>
          </draw:line>
          <draw:line draw:style-name="gr3" draw:text-style-name="P3" draw:layer="layout" svg:x1="7.89cm" svg:y1="4.087cm" svg:x2="9.062cm" svg:y2="4.796cm">
            <text:p/>
          </draw:line>
          <draw:line draw:style-name="gr5" draw:text-style-name="P3" draw:layer="layout" svg:x1="4.525cm" svg:y1="5.16cm" svg:x2="3.969cm" svg:y2="4.644cm">
            <text:p/>
          </draw:line>
          <draw:line draw:style-name="gr5" draw:text-style-name="P3" draw:layer="layout" svg:x1="4.564cm" svg:y1="6.087cm" svg:x2="4.022cm" svg:y2="6.616cm">
            <text:p/>
          </draw:line>
        </draw:g>
        <draw:g>
          <draw:custom-shape draw:style-name="gr1" draw:text-style-name="P1" draw:layer="layout" svg:width="14.081cm" svg:height="7.393cm" svg:x="6.155cm" svg:y="13.912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0.704cm" svg:height="0.704cm" svg:x="12.899cm" svg:y="17.6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13.268cm" svg:y1="17.939cm" svg:x2="11.807cm" svg:y2="15.409cm">
            <text:p/>
          </draw:line>
          <draw:line draw:style-name="gr8" draw:text-style-name="P3" draw:layer="layout" svg:x1="13.251cm" svg:y1="17.981cm" svg:x2="15.781cm" svg:y2="19.441cm">
            <text:p/>
          </draw:line>
          <draw:line draw:style-name="gr7" draw:text-style-name="P3" draw:layer="layout" svg:x1="13.295cm" svg:y1="17.954cm" svg:x2="10.765cm" svg:y2="16.494cm">
            <text:p/>
          </draw:line>
          <draw:line draw:style-name="gr7" draw:text-style-name="P3" draw:layer="layout" svg:x1="13.264cm" svg:y1="17.945cm" svg:x2="10.343cm" svg:y2="17.945cm">
            <text:p/>
          </draw:line>
          <draw:line draw:style-name="gr8" draw:text-style-name="P3" draw:layer="layout" svg:x1="13.249cm" svg:y1="17.943cm" svg:x2="10.719cm" svg:y2="19.404cm">
            <text:p/>
          </draw:line>
          <draw:line draw:style-name="gr7" draw:text-style-name="P3" draw:layer="layout" svg:x1="13.222cm" svg:y1="18.027cm" svg:x2="14.682cm" svg:y2="15.497cm">
            <text:p/>
          </draw:line>
          <draw:line draw:style-name="gr7" draw:text-style-name="P3" draw:layer="layout" svg:x1="13.223cm" svg:y1="17.989cm" svg:x2="15.753cm" svg:y2="16.528cm">
            <text:p/>
          </draw:line>
          <draw:line draw:style-name="gr7" draw:text-style-name="P3" draw:layer="layout" svg:x1="13.226cm" svg:y1="17.977cm" svg:x2="16.147cm" svg:y2="17.977cm">
            <text:p/>
          </draw:line>
          <draw:line draw:style-name="gr8" draw:text-style-name="P3" draw:layer="layout" svg:x1="13.255cm" svg:y1="17.968cm" svg:x2="13.213cm" svg:y2="15.047cm">
            <text:p/>
          </draw:line>
          <draw:custom-shape draw:style-name="gr9" draw:text-style-name="P4" draw:layer="layout" svg:width="3.316cm" svg:height="3.316cm" svg:x="11.593cm" svg:y="16.30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0.556cm" svg:height="0.371cm" draw:transform="rotate (-0.523598775598299) translate (7.001cm 16.462cm)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1" draw:text-style-name="P2" draw:layer="layout" svg:width="0.564cm" svg:height="0.37cm" draw:transform="rotate (0.523598775598299) translate (6.813cm 18.472cm)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" draw:text-style-name="P2" draw:layer="layout" svg:width="0.502cm" svg:height="0.502cm" svg:x="7.602cm" svg:y="17.41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12" draw:text-style-name="P5" draw:layer="layout" svg:width="5.86cm" svg:height="1.965cm" svg:x="11.396cm" svg:y="22.866cm" svg:viewBox="0 0 5861 1966" svg:d="M2896 1475c-86 149-210 273-360 359-149 87-319 132-491 132-173 0-342-45-492-132-149-86-273-210-359-359-43-74-75-152-98-234l-1096-246 1102-289c22-74 52-147 92-214 86-150 210-274 359-360 150-87 319-132 492-132 172 0 342 45 491 132 150 86 274 210 360 360 46 79 81 165 103 254h2862v473h-2862c-22 89-56 175-103 256z">
          <text:p/>
        </draw:path>
        <draw:custom-shape draw:style-name="gr13" draw:text-style-name="P2" draw:layer="layout" svg:width="1.058cm" svg:height="1.058cm" svg:x="16.849cm" svg:y="23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4" draw:text-style-name="P6" draw:layer="layout" svg:width="3.044cm" svg:height="0.794cm" svg:x="2.352cm" svg:y="23.228cm" svg:viewBox="0 0 3045 795" svg:d="M2899 398c0-37 10-73 28-105 19-31 45-58 77-76 13-8 27-14 41-18-29-61-71-111-121-146-51-35-108-53-166-53s-115 18-166 53c-50 35-92 85-121 146-12 24-22 50-29 77l-286-20v-13l-2156-137v550l1195-76v6l1242-88c8 35 19 67 34 98 29 61 71 111 121 146 51 35 108 53 166 53s115-18 166-53c50-35 92-85 121-146-14-4-28-10-41-18-32-18-58-45-77-76-18-32-28-68-28-104z">
            <text:p/>
          </draw:path>
          <draw:custom-shape draw:style-name="gr15" draw:text-style-name="P2" draw:layer="layout" svg:width="0.469cm" svg:height="0.454cm" svg:x="5.145cm" svg:y="23.398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7" draw:layer="layout" svg:width="0.028cm" svg:height="0.001cm" svg:x="13.531cm" svg:y="24.128cm">
          <text:p/>
          <draw:enhanced-geometry svg:viewBox="0 0 21600 21600" draw:type="rectangle" draw:enhanced-path="M 0 0 L 21600 0 21600 21600 0 21600 0 0 Z N"/>
        </draw:custom-shape>
        <draw:g>
          <draw:path draw:style-name="gr17" draw:text-style-name="P5" draw:layer="layout" svg:width="4.011cm" svg:height="1.943cm" draw:transform="rotate (1.55473929767655) translate (12.2750141598259cm 18.8041150763578cm)" svg:viewBox="0 0 4012 1944" svg:d="M3987 699c4 0 8 1 12 3 4 3 7 6 10 10 2 4 3 8 3 12v494c0 5-1 9-3 13-3 4-6 7-10 10-4 2-8 3-12 3h-2082c-22 74-52 146-91 214-43 74-95 141-155 201s-127 112-201 155c-74 42-153 75-234 97-82 22-167 33-252 33s-170-11-252-33c-81-22-160-55-234-97-74-43-141-95-201-155s-112-127-155-201c-42-74-75-153-97-234-22-82-33-167-33-252s11-170 33-252c22-81 55-160 97-234 43-74 95-141 155-201s127-112 201-155c74-42 153-75 234-97 82-22 167-33 252-33s170 11 252 33c81 22 160 55 234 97 74 43 141 95 201 155s112 127 155 201c39 67 69 139 91 213z">
            <text:p/>
          </draw:path>
          <draw:custom-shape draw:style-name="gr18" draw:text-style-name="P2" draw:layer="layout" svg:width="0.094cm" svg:height="0.094cm" draw:transform="rotate (1.55473929767655) translate (13.216cm 17.89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3" draw:text-style-name="P2" draw:layer="layout" svg:width="1.058cm" svg:height="1.058cm" draw:transform="rotate (1.55473929767655) translate (12.779cm 14.98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path draw:style-name="gr14" draw:text-style-name="P6" draw:layer="layout" svg:width="3.044cm" svg:height="0.794cm" svg:x="4.819cm" svg:y="17.282cm" svg:viewBox="0 0 3045 795" svg:d="M2899 398c0-37 10-73 28-105 19-31 45-58 77-76 13-8 27-14 41-18-29-61-71-111-121-146-51-35-108-53-166-53s-115 18-166 53c-50 35-92 85-121 146-12 24-22 50-29 77l-286-20v-13l-2156-137v550l1195-76v6l1242-88c8 35 19 67 34 98 29 61 71 111 121 146 51 35 108 53 166 53s115-18 166-53c50-35 92-85 121-146-14-4-28-10-41-18-32-18-58-45-77-76-18-32-28-68-28-104z">
          <text:p/>
        </draw:path>
      </draw:page>
      <draw:page draw:name="page2" draw:style-name="dp1" draw:master-page-name="Default">
        <draw:frame draw:style-name="gr19" draw:text-style-name="P3" draw:layer="layout" svg:width="14.948cm" svg:height="12.514cm" svg:x="4.798cm" svg:y="11.767cm">
          <draw:image xlink:href="Pictures/1000000100000235000001D926C288AD95DCD2A9.png" xlink:type="simple" xlink:show="embed" xlink:actuate="onLoad" draw:mime-type="image/png">
            <text:p/>
          </draw:image>
        </draw:frame>
        <draw:path draw:style-name="gr20" draw:text-style-name="P8" draw:layer="layout" svg:width="2.731cm" svg:height="0.356cm" svg:x="1.397cm" svg:y="6.827cm" svg:viewBox="0 0 2732 357" svg:d="M18 44c11-13 27-24 46-32 19-7 39-11 61-12h4c4 0 7 0 11 1l2592 89v178l-2586 88c-6 1-12 1-18 1-22 0-44-4-64-12-19-7-35-18-46-32-4-4-7-9-10-14h-8v-223h2c2-11 7-22 16-32z">
          <text:p/>
        </draw:path>
      </draw:page>
      <draw:page draw:name="page3" draw:style-name="dp1" draw:master-page-name="Default">
        <draw:custom-shape draw:style-name="gr21" draw:text-style-name="P9" draw:layer="layout" svg:width="0.436cm" svg:height="0.41cm" svg:x="12.931cm" svg:y="14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0.966cm" svg:height="0.966cm" svg:x="12.666cm" svg:y="13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3.782cm" svg:height="3.533cm" svg:x="11.259cm" svg:y="12.4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4" draw:text-style-name="P11" draw:layer="layout" svg:width="9.181cm" svg:height="6.853cm" svg:x="7.606cm" svg:y="8.413cm" svg:viewBox="0 0 9182 6854" svg:d="M1217 4376c11-6 25-10 38-10h399v-71c0-9 2-17 6-24s10-13 17-17 15-6 24-6h67c-49-104-74-218-74-333v-3132c0-137 36-272 105-391 69-120 167-218 287-287 119-69 254-105 391-105h5341c137 0 272 36 391 105 120 69 218 167 287 287 69 119 105 254 105 391h-1l1 3132c0 137-36 272-105 392-12 20-24 40-38 59h647c13 0 27 4 38 10 12 7 22 17 29 29 6 11 10 25 10 38v310c0 13-4 27-10 38-7 12-17 22-29 29-11 6-25 10-38 10l-1-1-6367 1c12 7 24 16 35 25h5203c38 0 75 10 108 29s60 46 79 79 29 70 29 108v866c0 38-10 75-29 108s-46 60-79 79-70 29-108 29h-1-5076v355c0 60-16 120-46 173-31 52-75 96-127 127-53 30-113 46-173 46h-1-2205c-60 0-120-16-173-46-52-31-96-75-127-127-30-53-46-113-46-173v-1-1385c0-60 16-120 46-173 31-52 75-96 127-127 53-30 113-46 173-46h836c-3-8-4-15-4-23v-1-309c0-13 4-27 10-38 7-12 17-22 29-29z">
          <text:p/>
        </draw:path>
        <draw:custom-shape draw:style-name="gr25" draw:text-style-name="P5" draw:layer="layout" svg:width="2.726cm" svg:height="2.726cm" svg:x="11.786cm" svg:y="12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2.037cm" svg:height="2.037cm" svg:x="12.131cm" svg:y="13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1.179cm" svg:height="1.179cm" svg:x="12.556cm" svg:y="13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13cm" svg:height="0.312cm" svg:x="13.013cm" svg:y="14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13cm" svg:height="0.312cm" svg:x="7.99cm" svg:y="16.7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13cm" svg:height="0.312cm" svg:x="9.733cm" svg:y="19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13cm" svg:height="0.312cm" svg:x="15.957cm" svg:y="19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13cm" svg:height="0.312cm" svg:x="18.177cm" svg:y="16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0" draw:text-style-name="P8" draw:layer="layout" svg:width="2.76cm" svg:height="0.356cm" svg:x="12.086cm" svg:y="5.848cm" svg:viewBox="0 0 2761 357" svg:d="M2743 44c-11-13-27-24-46-32-19-7-39-11-61-12h-4c-4 0-7 0-11 1l-2577 88c-2-1-4-1-6-1s-5 1-7 2h-2v1c-4 2-7 5-10 9-6 8-11 19-14 32-3 14-5 29-5 45 0 15 2 30 5 44 3 13 8 25 14 32 3 5 7 8 10 10v5l2586 88c6 1 12 1 18 1 22 0 44-4 64-12 19-7 35-18 46-32 4-4 7-9 10-14h8v-223h-2c-2-11-7-22-16-32z">
          <text:p/>
        </draw:path>
        <draw:ellipse draw:style-name="gr28" draw:text-style-name="P7" draw:layer="layout" svg:width="11.012cm" svg:height="12.262cm" svg:x="7.631cm" svg:y="8.206cm" draw:kind="arc" draw:start-angle="179.64" draw:end-angle="357.89">
          <text:p/>
        </draw:ellips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radial" draw:cx="50%" draw:cy="50%" draw:start-color="#cd853f" draw:end-color="#d2691e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1_0_20_Percent" draw:display-name="10 Percent" xlink:href="Pictures/100000000000000800000008D08546357274616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01T01:23:41.023193337</meta:creation-date>
    <dc:date>2024-12-11T21:29:46.805157338</dc:date>
    <meta:editing-duration>PT17H2M41S</meta:editing-duration>
    <meta:editing-cycles>14</meta:editing-cycles>
    <meta:generator>LibreOffice/7.3.7.2$Linux_X86_64 LibreOffice_project/30$Build-2</meta:generator>
    <meta:document-statistic meta:object-count="57"/>
  </office:meta>
</office:document-meta>
</file>